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76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28.45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16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99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420e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fe7f5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ff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6ccff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ff99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420e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fe7f5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950e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Cols2Rows - logical2physical" table:style-name="ta1">
        <table:table-column table:style-name="co1" table:default-cell-style-name="ce7"/>
        <table:table-column table:style-name="co2" table:number-columns-repeated="14" table:default-cell-style-name="ce14"/>
        <table:table-column table:style-name="co3" table:number-columns-repeated="1009" table:default-cell-style-name="ce18"/>
        <table:table-row table:style-name="ro1">
          <table:table-cell table:style-name="ce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string" calcext:value-type="string">
            <text:p>ES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=</text:p>
          </table:table-cell>
          <table:table-cell table:style-name="ce9" office:value-type="string" calcext:value-type="string">
            <text:p>BSPC</text:p>
            <text:p>1U</text:p>
            <text:p>2U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AB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[</text:p>
          </table:table-cell>
          <table:table-cell table:style-name="ce10" office:value-type="string" calcext:value-type="string">
            <text:p>]</text:p>
          </table:table-cell>
          <table:table-cell table:style-name="ce10" office:value-type="string" calcext:value-type="string">
            <text:p>\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CAPS</text:p>
            <text:p>1.75U</text:p>
            <text:p>1.75Us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;</text:p>
          </table:table-cell>
          <table:table-cell table:style-name="ce11" office:value-type="string" calcext:value-type="string">
            <text:p>'</text:p>
          </table:table-cell>
          <table:table-cell table:style-name="ce11" office:value-type="string" calcext:value-type="string">
            <text:p>ISO (*)</text:p>
          </table:table-cell>
          <table:table-cell table:style-name="ce11" office:value-type="string" calcext:value-type="string">
            <text:p>Enter</text:p>
            <text:p>1.25U</text:p>
            <text:p>ISO</text:p>
            <text:p>2.25U</text:p>
            <text:p/>
          </table:table-cell>
          <table:table-cell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SHIFT</text:p>
            <text:p>1.25U</text:p>
            <text:p>2.25U</text:p>
          </table:table-cell>
          <table:table-cell table:style-name="ce12" office:value-type="string" calcext:value-type="string">
            <text:p>ISO (&lt;&gt;)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,</text:p>
          </table:table-cell>
          <table:table-cell table:style-name="ce12" office:value-type="string" calcext:value-type="string">
            <text:p>.</text:p>
          </table:table-cell>
          <table:table-cell table:style-name="ce12" office:value-type="string" calcext:value-type="string">
            <text:p>/</text:p>
          </table:table-cell>
          <table:table-cell table:style-name="ce12" office:value-type="string" calcext:value-type="string">
            <text:p>SHIFT</text:p>
            <text:p>1U</text:p>
            <text:p>1.75U</text:p>
            <text:p>2.75U</text:p>
          </table:table-cell>
          <table:table-cell table:style-name="ce12" office:value-type="string" calcext:value-type="string">
            <text:p>FN</text:p>
            <text:p>1U</text:p>
            <text:p>1.75U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TRL</text:p>
            <text:p>1.25U</text:p>
            <text:p>1.5U</text:p>
          </table:table-cell>
          <table:table-cell table:style-name="ce13" office:value-type="string" calcext:value-type="string">
            <text:p>GUI</text:p>
            <text:p>1U</text:p>
            <text:p>1.25U</text:p>
          </table:table-cell>
          <table:table-cell table:style-name="ce13" office:value-type="string" calcext:value-type="string">
            <text:p>ALT</text:p>
            <text:p>1.25U</text:p>
            <text:p>1.5U</text:p>
          </table:table-cell>
          <table:table-cell table:style-name="ce15" office:value-type="string" calcext:value-type="string">
            <text:p>LMB </text:p>
            <text:p>1U</text:p>
            <text:p>1.25U</text:p>
          </table:table-cell>
          <table:table-cell table:style-name="ce15" office:value-type="string" calcext:value-type="string">
            <text:p>MMB</text:p>
          </table:table-cell>
          <table:table-cell table:style-name="ce13" office:value-type="string" calcext:value-type="string">
            <text:p>SPC</text:p>
            <text:p>2.75U</text:p>
          </table:table-cell>
          <table:table-cell table:style-name="ce13" office:value-type="string" calcext:value-type="string">
            <text:p>SPC</text:p>
            <text:p>1U</text:p>
            <text:p>6U</text:p>
            <text:p>6UR</text:p>
            <text:p>6.25<text:span text:style-name="T1">U</text:span></text:p>
            <text:p>7U</text:p>
          </table:table-cell>
          <table:table-cell table:style-name="ce13" office:value-type="string" calcext:value-type="string">
            <text:p>SPC</text:p>
            <text:p>2.25U</text:p>
          </table:table-cell>
          <table:table-cell table:style-name="ce15" office:value-type="string" calcext:value-type="string">
            <text:p>RMB </text:p>
            <text:p>1U</text:p>
            <text:p>1.25U</text:p>
          </table:table-cell>
          <table:table-cell table:style-name="ce9" office:value-type="string" calcext:value-type="string">
            <text:p>`</text:p>
          </table:table-cell>
          <table:table-cell table:style-name="ce13" office:value-type="string" calcext:value-type="string">
            <text:p>ALT</text:p>
            <text:p>1.25U</text:p>
            <text:p>1.5U</text:p>
          </table:table-cell>
          <table:table-cell table:style-name="ce13" office:value-type="string" calcext:value-type="string">
            <text:p>GUI </text:p>
            <text:p>1U</text:p>
            <text:p>1.25U</text:p>
            <text:p>1.5U</text:p>
          </table:table-cell>
          <table:table-cell table:style-name="ce13" office:value-type="string" calcext:value-type="string">
            <text:p>MENU </text:p>
            <text:p>1U</text:p>
            <text:p>1.25U</text:p>
          </table:table-cell>
          <table:table-cell table:style-name="ce13" office:value-type="string" calcext:value-type="string">
            <text:p>CTRL</text:p>
            <text:p>1.25U</text:p>
            <text:p>1.5U</text:p>
          </table:table-cell>
          <table:table-cell table:number-columns-repeated="100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  <text:p>Split spacebar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1">00/00/0000</text:date>, <text:time style:data-style-name="N2" text:time-value="23:06:40.323420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3:55:59.724410907</meta:creation-date>
    <dc:date>2017-10-11T23:48:00.669591010</dc:date>
    <meta:editing-duration>PT3H52M59S</meta:editing-duration>
    <meta:editing-cycles>29</meta:editing-cycles>
    <meta:generator>LibreOffice/5.4.1.2.0$Linux_X86_64 LibreOffice_project/40m0$Build-2</meta:generator>
    <dc:creator>Damien Broqua</dc:creator>
    <meta:printed-by>Damien Broqua</meta:printed-by>
    <meta:print-date>2017-10-11T23:47:57.749251436</meta:print-date>
    <meta:document-statistic meta:table-count="1" meta:cell-count="89" meta:object-count="0"/>
  </office:meta>
</office:document-meta>
</file>